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02cm" style:rel-column-width="1475*"/>
    </style:style>
    <style:style style:name="Table1.B" style:family="table-column">
      <style:table-column-properties style:column-width="14.399cm" style:rel-column-width="81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2972" officeooo:paragraph-rsid="000d2972"/>
    </style:style>
    <style:style style:name="P2" style:family="paragraph" style:parent-style-name="Table_20_Contents">
      <style:text-properties officeooo:rsid="000d2972" officeooo:paragraph-rsid="000d2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text-input text:description="fieldNum">1</text:text-input>. <text:text-input text:description="fieldIssueTitle">Your System is broken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bstract</text:p>
          </table:table-cell>
          <table:table-cell table:style-name="Table1.B1" office:value-type="string">
            <text:p text:style-name="P2"><text:text-input text:description="fieldAbstract">Your system is totally broken. Haha!</text:text-input></text:p>
          </table:table-cell>
        </table:table-row>
        <table:table-row>
          <table:table-cell table:style-name="Table1.A2" office:value-type="string">
            <text:p text:style-name="P2">Severity</text:p>
          </table:table-cell>
          <table:table-cell table:style-name="Table1.B2" office:value-type="string">
            <text:p text:style-name="P2"><text:text-input text:description="fieldSeverity">HIGH</text:text-input></text:p>
          </table:table-cell>
        </table:table-row>
        <table:table-row>
          <table:table-cell table:style-name="Table1.A2" office:value-type="string">
            <text:p text:style-name="P2">…</text:p>
          </table:table-cell>
          <table:table-cell table:style-name="Table1.B2" office:value-type="string">
            <text:p text:style-name="P2">…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8-01T20:00:34.710000000</meta:creation-date>
    <dc:date>2020-08-01T20:04:07.331000000</dc:date>
    <meta:editing-duration>PT3M33S</meta:editing-duration>
    <meta:editing-cycles>1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7" meta:word-count="26" meta:character-count="91" meta:non-whitespace-character-count="82"/>
  </office:meta>
</office:document-meta>
</file>